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/>
    <style:font-face style:name="levenim" svg:font-family="levenim"/>
    <style:font-face style:name="levenim1" svg:font-family="levenim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3fa5b3" style:font-name="levenim" fo:font-size="27pt" fo:letter-spacing="normal" fo:font-style="normal"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529cm" style:line-height-at-least="0.582cm" fo:text-align="center" style:justify-single-word="false" fo:text-indent="0cm" style:auto-text-indent="false"/>
      <style:text-properties fo:font-variant="normal" fo:text-transform="none" fo:color="#3fa5b3" style:font-name="levenim1" fo:font-size="19.5pt" fo:letter-spacing="normal" fo:language="zxx" fo:country="none" fo:font-style="normal" fo:font-weight="normal" style:language-asian="zxx" style:country-asian="none" style:language-complex="zxx" style:country-complex="none"/>
    </style:style>
    <style:style style:name="P3" style:family="paragraph" style:parent-style-name="Heading_20_3">
      <style:paragraph-properties fo:margin-left="0cm" fo:margin-right="0cm" fo:margin-top="0cm" fo:margin-bottom="0.529cm" style:line-height-at-least="0.582cm" fo:text-indent="0cm" style:auto-text-indent="false"/>
      <style:text-properties fo:font-variant="normal" fo:text-transform="none" fo:color="#3fa5b3" style:font-name="levenim1" fo:font-size="19.5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.529cm" style:line-height-at-least="0.582cm" fo:text-align="center" style:justify-single-word="false" fo:text-indent="0cm" style:auto-text-indent="false" fo:keep-with-next="always"/>
      <style:text-properties fo:font-variant="normal" fo:text-transform="none" fo:color="#3fa5b3" style:font-name="levenim1" fo:font-size="19.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margin-left="0cm" fo:margin-right="0cm" fo:margin-top="0cm" fo:margin-bottom="0.529cm" style:line-height-at-least="0.582cm" fo:text-indent="0cm" style:auto-text-indent="false"/>
      <style:text-properties fo:font-variant="normal" fo:text-transform="none" fo:color="#3fa5b3" style:font-name="levenim1" fo:font-size="19.5pt" fo:letter-spacing="normal" fo:font-style="normal" fo:font-weight="normal"/>
    </style:style>
    <style:style style:name="P6" style:family="paragraph" style:parent-style-name="Text_20_body">
      <style:paragraph-properties fo:margin-left="1.245cm" fo:margin-right="0cm" fo:margin-top="0cm" fo:margin-bottom="0.529cm" style:line-height-at-least="0.582cm" fo:text-indent="0cm" style:auto-text-indent="false"/>
      <style:text-properties fo:font-variant="normal" fo:text-transform="none" fo:color="#525252" style:font-name="arial" fo:font-size="10.5pt" fo:letter-spacing="normal" fo:language="zxx" fo:country="none" fo:font-style="normal" fo:font-weight="normal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left="1.245cm" fo:margin-right="0cm" fo:margin-top="0cm" fo:margin-bottom="0.529cm" style:line-height-at-least="0.582cm" fo:text-indent="0cm" style:auto-text-indent="false"/>
      <style:text-properties fo:font-variant="normal" fo:text-transform="none" fo:color="#3fa5b3" style:font-name="levenim1" fo:font-size="19.5pt" fo:letter-spacing="normal" fo:font-style="normal" fo:font-weight="normal"/>
    </style:style>
    <style:style style:name="P8" style:family="paragraph" style:parent-style-name="Standard">
      <style:paragraph-properties fo:margin-left="1.245cm" fo:margin-right="0cm" fo:margin-top="0cm" fo:margin-bottom="0.529cm" style:line-height-at-least="0.582cm" fo:text-indent="0cm" style:auto-text-indent="false"/>
      <style:text-properties fo:font-variant="normal" fo:text-transform="none" fo:color="#525252" style:font-name="arial" fo:font-size="10.5pt" fo:letter-spacing="normal" fo:language="zxx" fo:country="none" fo:font-style="normal" fo:font-weight="normal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cm" fo:margin-bottom="0.529cm" style:line-height-at-least="0.582cm"/>
      <style:text-properties fo:font-variant="normal" fo:text-transform="none" fo:color="#b3b3b3" style:font-name="levenim1" fo:font-size="16pt" fo:letter-spacing="normal" fo:font-style="normal" fo:font-weight="normal" style:font-size-asian="16pt" style:font-size-complex="16pt"/>
    </style:style>
    <style:style style:name="P10" style:family="paragraph" style:parent-style-name="Text_20_body" style:list-style-name="L1">
      <style:paragraph-properties fo:margin-left="1.245cm" fo:margin-right="0cm" fo:margin-top="0cm" fo:margin-bottom="0.529cm" style:line-height-at-least="0.582cm" fo:text-indent="0cm" style:auto-text-indent="false"/>
      <style:text-properties fo:font-variant="normal" fo:text-transform="none" fo:color="#525252" style:font-name="arial" fo:font-size="10.5pt" fo:letter-spacing="normal" fo:language="zxx" fo:country="none" fo:font-style="normal" fo:font-weight="normal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 style:list-style-name="L1">
      <style:paragraph-properties fo:margin-top="0cm" fo:margin-bottom="0.529cm" style:line-height-at-least="0.582cm"/>
      <style:text-properties fo:font-variant="normal" fo:text-transform="none" fo:color="#525252" style:font-name="arial" fo:font-size="10.5pt" fo:letter-spacing="normal" fo:language="zxx" fo:country="none" fo:font-style="normal" fo:font-weight="normal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 style:list-style-name="L1">
      <style:paragraph-properties fo:margin-top="0cm" fo:margin-bottom="0.529cm" style:line-height-at-least="0.582cm"/>
      <style:text-properties fo:font-variant="normal" fo:text-transform="none" fo:color="#525252" style:font-name="arial" fo:font-size="10.5pt" fo:letter-spacing="normal" fo:language="zxx" fo:country="none" fo:font-style="normal" fo:font-weight="normal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 style:list-style-name="L1">
      <style:paragraph-properties fo:margin-top="0cm" fo:margin-bottom="0.529cm" style:line-height-at-least="0.582cm"/>
      <style:text-properties fo:font-variant="normal" fo:text-transform="none" fo:color="#3fa5b3" style:font-name="levenim1" fo:font-size="19.5pt" fo:letter-spacing="normal" fo:language="zxx" fo:country="none" fo:font-style="normal" fo:font-weight="normal" style:font-size-asian="11pt" style:language-asian="zxx" style:country-asian="none" style:font-size-complex="11pt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>WEBSITE</text:h>
      <text:h text:style-name="P4" text:outline-level="3">www.marymountschool.in</text:h>
      <text:p text:style-name="P2"/>
      <text:h text:style-name="P3" text:outline-level="3"><text:s text:c="6"/>HOME PAGE</text:h>
      <text:list xml:id="list5597493340746558371" text:style-name="L1">
        <text:list-header>
          <text:p text:style-name="P10">School information</text:p>
        </text:list-header>
      </text:list>
      <text:p text:style-name="P6">_________________________________________________________________________</text:p>
      <text:p text:style-name="P6">_________________________________________________________________________</text:p>
      <text:p text:style-name="P6">_________________________________________________________________________</text:p>
      <text:list xml:id="list20518091" text:continue-numbering="true" text:style-name="L1">
        <text:list-header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0">School Logo</text:p>
          <text:p text:style-name="P10">School Building Photos</text:p>
        </text:list-header>
      </text:list>
      <text:p text:style-name="P7">ABOUT US</text:p>
      <text:p text:style-name="P6">_________________________________________________________________________</text:p>
      <text:p text:style-name="P6">_________________________________________________________________________</text:p>
      <text:p text:style-name="P6">_________________________________________________________________________</text:p>
      <text:list xml:id="list20540776" text:continue-numbering="true" text:style-name="L1">
        <text:list-header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1">_________________________________________________________________________</text:p>
        </text:list-header>
      </text:list>
      <text:p text:style-name="P5"><text:soft-page-break/><text:s text:c="5"/></text:p>
      <text:p text:style-name="P5"><text:s text:c="6"/>Calendar Event – Date Wise</text:p>
      <text:list xml:id="list20521876" text:continue-numbering="true" text:style-name="L1">
        <text:list-header>
          <text:p text:style-name="P10">Example : 4-Jan-2016 – Event information in detail which we will reflect under calendar day.</text:p>
        </text:list-header>
      </text:list>
      <text:p text:style-name="P6">_________________________________________________________________________</text:p>
      <text:p text:style-name="P6">_________________________________________________________________________</text:p>
      <text:p text:style-name="P6">_________________________________________________________________________</text:p>
      <text:list xml:id="list20532851" text:continue-numbering="true" text:style-name="L1">
        <text:list-header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2">Also provide approx 40 photos of different school event.</text:p>
          <text:p text:style-name="P13">News</text:p>
        </text:list-header>
      </text:list>
      <text:p text:style-name="P8">Example : We have started judo class in school from 01-Feb-2016 Timing – 5 to 6 PM.</text:p>
      <text:p text:style-name="P8">________________________________________________________________________</text:p>
      <text:p text:style-name="P6">_________________________________________________________________________</text:p>
      <text:p text:style-name="P6">_________________________________________________________________________</text:p>
      <text:list xml:id="list20512098" text:continue-numbering="true" text:style-name="L1">
        <text:list-header>
          <text:p text:style-name="P13">Services</text:p>
          <text:p text:style-name="P12">Example : Student book and dress will be provided from school itself.</text:p>
          <text:p text:style-name="P12">________________________________________________________________________</text:p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1"><text:soft-page-break/></text:p>
          <text:p text:style-name="P13">Resources</text:p>
          <text:p text:style-name="P12">Provide detail information of what you want to allow to user by download the pdf files. Like school <text:s/>event list, exam detail</text:p>
          <text:p text:style-name="P12">________________________________________________________________________</text:p>
          <text:p text:style-name="P11">_________________________________________________________________________</text:p>
          <text:p text:style-name="P13">FAQ</text:p>
          <text:p text:style-name="P12">General question answer which help visitor for more clear the picture of general confusion.</text:p>
          <text:p text:style-name="P12">________________________________________________________________________</text:p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1">_________________________________________________________________________</text:p>
          <text:p text:style-name="P13">Our Staff</text:p>
          <text:p text:style-name="P12">All staff detail information along with name,designation,tow line content and email address.</text:p>
          <text:p text:style-name="P12">_________________________________________________________________________</text:p>
          <text:p text:style-name="P12">_________________________________________________________________________</text:p>
          <text:p text:style-name="P12">_________________________________________________________________________</text:p>
          <text:p text:style-name="P12">_________________________________________________________________________</text:p>
          <text:p text:style-name="P13">Contact Us</text:p>
          <text:p text:style-name="P12">________________________________________________________________________</text:p>
          <text:p text:style-name="P11">_________________________________________________________________________</text:p>
          <text:p text:style-name="P11">_________________________________________________________________________</text:p>
        </text:list-header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" svg:font-family="arial"/>
    <style:font-face style:name="levenim" svg:font-family="levenim"/>
    <style:font-face style:name="levenim1" svg:font-family="levenim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9M13S</meta:editing-duration>
    <meta:editing-cycles>230</meta:editing-cycles>
    <meta:generator>OpenOffice.org/3.4.1$Win32 OpenOffice.org_project/341m1$Build-9593</meta:generator>
    <dc:date>2016-01-11T00:35:07.50</dc:date>
    <meta:document-statistic meta:table-count="0" meta:image-count="0" meta:object-count="0" meta:page-count="3" meta:paragraph-count="61" meta:word-count="166" meta:character-count="3632"/>
    <meta:user-defined meta:name="Info 1"/>
    <meta:user-defined meta:name="Info 2"/>
    <meta:user-defined meta:name="Info 3"/>
    <meta:user-defined meta:name="Info 4"/>
  </office:meta>
</office:document-meta>
</file>